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crc_experiment_ieee-m2/content.xml"/>
  <manifest:file-entry manifest:media-type="text/xml" manifest:full-path="crc_experiment_ieee-m2/settings.xml"/>
  <manifest:file-entry manifest:media-type="application/vnd.oasis.opendocument.formula" manifest:full-path="crc_experiment_ieee-m2/"/>
  <manifest:file-entry manifest:media-type="text/xml" manifest:full-path="crc_experiment_ieee-m3/content.xml"/>
  <manifest:file-entry manifest:media-type="text/xml" manifest:full-path="crc_experiment_ieee-m3/settings.xml"/>
  <manifest:file-entry manifest:media-type="application/vnd.oasis.opendocument.formula" manifest:full-path="crc_experiment_ieee-m3/"/>
  <manifest:file-entry manifest:media-type="text/xml" manifest:full-path="crc_experiment_ieee-m4/content.xml"/>
  <manifest:file-entry manifest:media-type="text/xml" manifest:full-path="crc_experiment_ieee-m4/settings.xml"/>
  <manifest:file-entry manifest:media-type="application/vnd.oasis.opendocument.formula" manifest:full-path="crc_experiment_ieee-m4/"/>
  <manifest:file-entry manifest:media-type="text/xml" manifest:full-path="crc_experiment_ieee-m5/content.xml"/>
  <manifest:file-entry manifest:media-type="text/xml" manifest:full-path="crc_experiment_ieee-m5/settings.xml"/>
  <manifest:file-entry manifest:media-type="application/vnd.oasis.opendocument.formula" manifest:full-path="crc_experiment_ieee-m5/"/>
  <manifest:file-entry manifest:media-type="text/xml" manifest:full-path="crc_experiment_ieee-m6/content.xml"/>
  <manifest:file-entry manifest:media-type="text/xml" manifest:full-path="crc_experiment_ieee-m6/settings.xml"/>
  <manifest:file-entry manifest:media-type="application/vnd.oasis.opendocument.formula" manifest:full-path="crc_experiment_ieee-m6/"/>
  <manifest:file-entry manifest:media-type="text/xml" manifest:full-path="crc_experiment_ieee-m7/content.xml"/>
  <manifest:file-entry manifest:media-type="text/xml" manifest:full-path="crc_experiment_ieee-m7/settings.xml"/>
  <manifest:file-entry manifest:media-type="application/vnd.oasis.opendocument.formula" manifest:full-path="crc_experiment_ieee-m7/"/>
  <manifest:file-entry manifest:media-type="text/xml" manifest:full-path="crc_experiment_ieee-m8/content.xml"/>
  <manifest:file-entry manifest:media-type="text/xml" manifest:full-path="crc_experiment_ieee-m8/settings.xml"/>
  <manifest:file-entry manifest:media-type="application/vnd.oasis.opendocument.formula" manifest:full-path="crc_experiment_ieee-m8/"/>
  <manifest:file-entry manifest:media-type="text/xml" manifest:full-path="crc_experiment_ieee-m9/content.xml"/>
  <manifest:file-entry manifest:media-type="text/xml" manifest:full-path="crc_experiment_ieee-m9/settings.xml"/>
  <manifest:file-entry manifest:media-type="application/vnd.oasis.opendocument.formula" manifest:full-path="crc_experiment_ieee-m9/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?tex4ht-lg file='crc_experiment_ieee.lg'?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text:p text:style-name="newpage"/>
      <!--  l. 19  -->
      <text:p text:style-name="First-line-indent">
</text:p>
      <!--  l. 19  -->
      <text:p text:style-name="First-line-indent">  </text:p>
      <text:p text:style-name="newpage"/>
      <!--  l. 19  -->
      <text:p text:style-name="First-line-indent">
</text:p>
      <!--  l. 19  -->
      <text:p text:style-name="Text-body"><text:span text:style-name="ptmr7t-x-x-240">Impact of AMC-Oriented CW Adversarial Attacks</text:span>
<text:span text:style-name="ptmr7t-x-x-240">on CRC Integrity</text:span>
</text:p>
      <!--  l. 19  -->
      <text:p text:style-name="Text-body">
</text:p>
      <!--  l. 19  -->
      <text:p text:style-name="Text-body">                                                                           <text:span text:style-name="ptmr7t-x-x-110">Anonymous Authors</text:span>
                                                                        Affiliation Withheld for Review
                                                                      Email: anonymous@anonymous.org
</text:p>
      <!--  l. 21  -->
      <text:p text:style-name="Text-body"><text:span text:style-name="textbf"><text:span text:style-name="ptmb7t-x-x-90">Abstract</text:span></text:span>
       <text:span text:style-name="ptmr7t-x-x-90">This  paper  studies  a  practical  two-stage  receiver  pipeline  in  which  automatic  modulation  classification  (AMC)  controls</text:span>
    <text:span text:style-name="ptmr7t-x-x-90">downstream demodulation and CRC verification. Using the existing </text:span><text:span text:style-name="texttt"><text:span text:style-name="pcrr7t-x-x-90">crc</text:span><text:span text:style-name="pcrr7t-x-x-90">_experiment.py</text:span></text:span> <text:span text:style-name="ptmr7t-x-x-90">implementation, we run a two-track</text:span>
    <text:span text:style-name="ptmr7t-x-x-90">evaluation:  Track  A  uses  real  RML2016.10a  IQ  data  to  measure  AWN  behavior  under  clean  and  Carlini-Wagner  (CW)  attack</text:span>
    <text:span text:style-name="ptmr7t-x-x-90">conditions;  Track  B  uses  synthetic  bursts  with  known  payload  bits  to  measure  CRC  pass  rates.  Perturbations  are  generated  on</text:span>
    <text:span text:style-name="ptmr7t-x-x-90">Track A and transferred to Track B. Across digital modulations, average AMC accuracy drops from 97.19% to 4.65% under CW.</text:span>
    <text:span text:style-name="ptmr7t-x-x-90">However,  CRC  under  oracle  demodulation  changes  only  from  63.62%  to  59.59%.  CRC  collapse  appears  when  demodulation  is</text:span>
    <text:span text:style-name="ptmr7t-x-x-90">driven by attacked AMC output: Adv+AMC CRC falls to 4.12%. At 18 dB, the gap is stronger: 93.25% (Adv+Oracle) vs. 7.81%</text:span>
    <text:span text:style-name="ptmr7t-x-x-90">(Adv+AMC). The results indicate that the dominant failure path is AMC misclassification leading to wrong demodulator selection,</text:span>
    <text:span text:style-name="ptmr7t-x-x-90">not only direct waveform destruction.</text:span>
</text:p>
      <!--  l. 36  -->
      <text:p text:style-name="Text-body"><text:span text:style-name="textbf"><text:span text:style-name="ptmb7t-x-x-90">Index  Terms</text:span></text:span>
       <text:span text:style-name="ptmr7t-x-x-90">adversarial machine learning, modulation classification, RF security, CRC, CW attack</text:span>
<text:bookmark text:name="x1-2r1"/>
</text:p>
      <!--  l. 1  -->
      <text:p text:style-name="Text-body"><text:span text:style-name="ptmrc7t-">I.  I<text:span text:style-name="small-caps">n</text:span><text:span text:style-name="small-caps">t</text:span><text:span text:style-name="small-caps">r</text:span><text:span text:style-name="small-caps">o</text:span><text:span text:style-name="small-caps">d</text:span><text:span text:style-name="small-caps">u</text:span><text:span text:style-name="small-caps">c</text:span><text:span text:style-name="small-caps">t</text:span><text:span text:style-name="small-caps">i</text:span><text:span text:style-name="small-caps">o</text:span><text:span text:style-name="small-caps">n</text:span></text:span>
<text:bookmark text:name="Q1-1-0"/>
</text:p>
      <!--  l. 2  -->
      <text:p text:style-name="First-line-indent">  Practical receivers often use a two-stage pipeline: automatic modulation classification (AMC) followed by modulation-specific
demodulation and CRC checking. This architecture is effective under noise, but it introduces a strong dependency: if AMC is
manipulated, the receiver may select the wrong demodulator, and CRC can fail even when the waveform is still demodulatable under
the correct modulation assumption.
</text:p>
      <!--  l. 8  -->
      <text:p text:style-name="First-line-indent">  This paper analyzes that failure path using the implementation in <text:span text:style-name="texttt"><text:span text:style-name="pcrr7t-">crc</text:span><text:span text:style-name="pcrr7t-">_experiment.py</text:span></text:span> from the current codebase. We focus on
three questions:
     </text:p>
      <text:list text:style-name="Enumerate">
        <text:list-item>
          <text:p text:style-name="Inside-enumerate">Does CW mainly break AMC, waveform demodulability, or both?
     </text:p>
        </text:list-item>
        <text:list-item>
          <text:p text:style-name="Inside-enumerate">How large is the gap between oracle demodulation and AMC-driven demodulation under attack?
     </text:p>
        </text:list-item>
        <text:list-item>
          <text:p text:style-name="Inside-enumerate">Are the conclusions stable across low and high SNR regimes (0 and 18 dB)?</text:p>
        </text:list-item>
      </text:list>
      <!--  l. 16  -->
      <text:p text:style-name="First-line-indent">
<text:bookmark text:name="x1-6r2"/>
</text:p>
      <!--  l. 16  -->
      <text:p text:style-name="Text-body"><text:span text:style-name="ptmrc7t-">II.  M<text:span text:style-name="small-caps">e</text:span><text:span text:style-name="small-caps">t</text:span><text:span text:style-name="small-caps">h</text:span><text:span text:style-name="small-caps">o</text:span><text:span text:style-name="small-caps">d</text:span></text:span>
<text:bookmark text:name="Q1-1-0"/>
</text:p>
      <!--  l. 17  -->
      <text:p text:style-name="First-line-indent">
<text:bookmark text:name="x1-7r1"/>
</text:p>
      <!--  l. 17  -->
      <text:p text:style-name="Text-body"><text:span text:style-name="ptmri7t-">A.  Two-Track Design</text:span>
<text:bookmark text:name="Q1-1-0"/>
</text:p>
      <!--  l. 18  -->
      <text:p text:style-name="First-line-indent">  The experiment uses a two-track setup.
     </text:p>
      <text:list text:style-name="Enumerate">
        <text:list-item>
          <text:p text:style-name="Inside-enumerate"><text:span text:style-name="textbf"><text:span text:style-name="ptmb7t-">Track  A  (AMC):</text:span></text:span> real <text:span text:style-name="texttt"><text:span text:style-name="pcrr7t-">RML2016.10a</text:span></text:span> IQ samples are classified by AWN on clean and CW-attacked inputs to obtain
     AMC accuracy and perturbations.
     </text:p>
        </text:list-item>
        <text:list-item>
          <text:p text:style-name="Inside-enumerate"><text:span text:style-name="textbf"><text:span text:style-name="ptmb7t-">Track B (CRC):</text:span></text:span> synthetic bursts with known payload bits are generated, demodulated, and validated with CRC pass/fail
     outcomes.</text:p>
        </text:list-item>
      </text:list>
      <!--  l. 26  -->
      <text:p text:style-name="First-line-indent">  Code references: <text:span text:style-name="texttt"><text:span text:style-name="pcrr7t-">crc</text:span><text:span text:style-name="pcrr7t-">_experiment.py:73</text:span></text:span>, <text:span text:style-name="texttt"><text:span text:style-name="pcrr7t-">crc</text:span><text:span text:style-name="pcrr7t-">_experiment.py:175</text:span></text:span>, <text:span text:style-name="texttt"><text:span text:style-name="pcrr7t-">crc</text:span><text:span text:style-name="pcrr7t-">_experiment.py:222</text:span></text:span>.
</text:p>
      <!--  l. 29  -->
      <text:p text:style-name="First-line-indent">
<text:bookmark text:name="x1-10r2"/>
</text:p>
      <!--  l. 29  -->
      <text:p text:style-name="Text-body"><text:span text:style-name="ptmri7t-">B.  Transfer Perturbation</text:span>
<text:bookmark text:name="Q1-1-0"/>
</text:p>
      <!--  l. 30  -->
      <text:p text:style-name="First-line-indent">  CW perturbations are generated on Track A and then transferred to Track B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
<!--  l. 31  --><draw:frame draw:name="mobj-2" draw:style-name="mml-display" draw:z-index="0" text:anchor-type="paragraph"><draw:object xlink:actuate="onLoad" xlink:href="./crc_experiment_ieee-m2" xlink:show="embed" xlink:type="simple"/></draw:frame></text:p>
          </table:table-cell>
          <table:table-cell table:style-name="equ-num-cell">
            <text:p text:style-name="equ-num-p">(1)</text:p>
          </table:table-cell>
        </table:table-row>
      </table:table>
      <!--  l. 33  -->
      <text:p text:style-name="Like-Text-body">
where <!--  l. 34  --><draw:frame draw:name="mobj-3" draw:style-name="mml-inline" draw:z-index="0" text:anchor-type="as-char"><draw:object xlink:actuate="onLoad" xlink:href="./crc_experiment_ieee-m3" xlink:show="embed" xlink:type="simple"/></draw:frame>.
</text:p>
      <!--  l. 36  -->
      <text:p text:style-name="First-line-indent">  Code references: <text:span text:style-name="texttt"><text:span text:style-name="pcrr7t-">crc</text:span><text:span text:style-name="pcrr7t-">_experiment.py:212</text:span></text:span>, <text:span text:style-name="texttt"><text:span text:style-name="pcrr7t-">crc</text:span><text:span text:style-name="pcrr7t-">_experiment.py:238</text:span></text:span>.
<text:bookmark text:name="x1-12r3"/>
</text:p>
      <!--  l. 39  -->
      <text:p text:style-name="Text-body"><text:span text:style-name="ptmri7t-">C.  Evaluation Scenarios</text:span>
<text:bookmark text:name="Q1-1-0"/>
</text:p>
      <!--  l. 40  -->
      <text:p text:style-name="First-line-indent">  For each modulation-SNR cell, four scenarios are evaluated:
     </text:p>
      <text:list text:style-name="Enumerate">
        <text:list-item>
          <text:p text:style-name="Inside-enumerate"><text:span text:style-name="textbf"><text:span text:style-name="ptmb7t-">Clean+Oracle:</text:span></text:span> clean IQ, true modulation used for demodulation.
     </text:p>
        </text:list-item>
        <text:list-item>
          <text:p text:style-name="Inside-enumerate"><text:span text:style-name="textbf"><text:span text:style-name="ptmb7t-">Clean+AMC:</text:span></text:span> clean IQ, demodulation chosen from AMC behavior.
     </text:p>
        </text:list-item>
        <text:list-item>
          <text:p text:style-name="Inside-enumerate"><text:span text:style-name="textbf"><text:span text:style-name="ptmb7t-">Adv+Oracle:</text:span></text:span> adversarial IQ, true modulation used for demodulation.
     </text:p>
        </text:list-item>
        <text:list-item>
          <text:p text:style-name="Inside-enumerate"><text:span text:style-name="textbf"><text:span text:style-name="ptmb7t-">Adv+AMC:</text:span></text:span> adversarial IQ, demodulation chosen from attacked AMC output.</text:p>
        </text:list-item>
      </text:list>
      <!--  l. 48  -->
      <text:p text:style-name="First-line-indent">  The adversarial window is spliced back into full burst context before demodulation to preserve guard-related filtering behavior
(<text:span text:style-name="texttt"><text:span text:style-name="pcrr7t-">crc</text:span><text:span text:style-name="pcrr7t-">_experiment.py:93--124</text:span></text:span>).
</text:p>
      <!--  l. 51  -->
      <text:p text:style-name="First-line-indent">
<text:bookmark text:name="x1-17r3"/>
</text:p>
      <!--  l. 51  -->
      <text:p text:style-name="Text-body"><text:span text:style-name="ptmrc7t-">III.  E<text:span text:style-name="small-caps">x</text:span><text:span text:style-name="small-caps">p</text:span><text:span text:style-name="small-caps">e</text:span><text:span text:style-name="small-caps">r</text:span><text:span text:style-name="small-caps">i</text:span><text:span text:style-name="small-caps">m</text:span><text:span text:style-name="small-caps">e</text:span><text:span text:style-name="small-caps">n</text:span><text:span text:style-name="small-caps">t</text:span><text:span text:style-name="small-caps">a</text:span><text:span text:style-name="small-caps">l</text:span> S<text:span text:style-name="small-caps">e</text:span><text:span text:style-name="small-caps">t</text:span><text:span text:style-name="small-caps">u</text:span><text:span text:style-name="small-caps">p</text:span></text:span>
<text:bookmark text:name="Q1-1-0"/>
</text:p>
      <!--  l. 52  -->
      <text:p text:style-name="First-line-indent">
<text:bookmark text:name="x1-18r1"/>
</text:p>
      <!--  l. 52  -->
      <text:p text:style-name="Text-body"><text:span text:style-name="ptmri7t-">A.  Model and Data</text:span>
<text:bookmark text:name="Q1-1-0"/>
</text:p>
      <!--  l. 54  -->
      <text:p text:style-name="First-line-indent">
     </text:p>
      <text:list text:style-name="Enumerate">
        <text:list-item>
          <text:p text:style-name="Inside-enumerate">AMC model: AWN loaded from <text:span text:style-name="texttt"><text:span text:style-name="pcrr7t-">2016.10a</text:span><text:span text:style-name="pcrr7t-">_AWN.pkl</text:span></text:span>.
     </text:p>
        </text:list-item>
        <text:list-item>
          <text:p text:style-name="Inside-enumerate">Real data (Track A): <text:span text:style-name="texttt"><text:span text:style-name="pcrr7t-">./data/RML2016.10a</text:span><text:span text:style-name="pcrr7t-">_dict.pkl</text:span></text:span>.
     </text:p>
        </text:list-item>
        <text:list-item>
          <text:p text:style-name="Inside-enumerate">Synthetic data (Track B): generated by <text:span text:style-name="texttt"><text:span text:style-name="pcrr7t-">util.synth</text:span><text:span text:style-name="pcrr7t-">_txrx.generate</text:span><text:span text:style-name="pcrr7t-">_burst</text:span></text:span>.
     </text:p>
        </text:list-item>
        <text:list-item>
          <text:p text:style-name="Inside-enumerate">CRC-capable digital modulations: BPSK, QPSK, 8PSK, QAM16, QAM64, PAM4, CPFSK, GFSK.</text:p>
        </text:list-item>
      </text:list>
      <!--  l. 60  -->
      <text:p text:style-name="First-line-indent">
<text:bookmark text:name="x1-23r2"/>
</text:p>
      <!--  l. 60  -->
      <text:p text:style-name="Text-body"><text:span text:style-name="ptmri7t-">B.  Attack and Output Scope</text:span>
<text:bookmark text:name="Q1-1-0"/>
</text:p>
      <!--  l. 62  -->
      <text:p text:style-name="First-line-indent">
     </text:p>
      <text:list text:style-name="Enumerate">
        <text:list-item>
          <text:p text:style-name="Inside-enumerate">Attack: CW via <text:span text:style-name="texttt"><text:span text:style-name="pcrr7t-">create</text:span><text:span text:style-name="pcrr7t-">_attack(’cw’, ...)</text:span></text:span>.
     </text:p>
        </text:list-item>
        <text:list-item>
          <text:p text:style-name="Inside-enumerate">Track A uses 500 real samples per modulation-SNR cell.
     </text:p>
        </text:list-item>
        <text:list-item>
          <text:p text:style-name="Inside-enumerate">Result file for this paper: <text:span text:style-name="texttt"><text:span text:style-name="pcrr7t-">crc</text:span><text:span text:style-name="pcrr7t-">_experiment</text:span><text:span text:style-name="pcrr7t-">_results/crc</text:span><text:span text:style-name="pcrr7t-">_vs</text:span><text:span text:style-name="pcrr7t-">_amc.csv</text:span></text:span>.
     </text:p>
        </text:list-item>
        <text:list-item>
          <text:p text:style-name="Inside-enumerate">Track B count in this result: <!--  l. 65  --><draw:frame draw:name="mobj-4" draw:style-name="mml-inline" draw:z-index="0" text:anchor-type="as-char"><draw:object xlink:actuate="onLoad" xlink:href="./crc_experiment_ieee-m4" xlink:show="embed" xlink:type="simple"/></draw:frame>
     synthetic bursts per digital cell.
     </text:p>
        </text:list-item>
        <text:list-item>
          <text:p text:style-name="Inside-enumerate">SNR settings in the result file: 0 and 18 dB.</text:p>
        </text:list-item>
      </text:list>
      <!--  l. 69  -->
      <text:p text:style-name="First-line-indent">
<text:bookmark text:name="x1-29r4"/>
</text:p>
      <!--  l. 69  -->
      <text:p text:style-name="Text-body"><text:span text:style-name="ptmrc7t-">IV.  R<text:span text:style-name="small-caps">e</text:span><text:span text:style-name="small-caps">s</text:span><text:span text:style-name="small-caps">u</text:span><text:span text:style-name="small-caps">l</text:span><text:span text:style-name="small-caps">t</text:span><text:span text:style-name="small-caps">s</text:span></text:span>
<text:bookmark text:name="Q1-1-0"/>
</text:p>
      <!--  l. 70  -->
      <text:p text:style-name="First-line-indent">
<text:bookmark text:name="x1-30r1"/>
</text:p>
      <!--  l. 70  -->
      <text:p text:style-name="Text-body"><text:span text:style-name="ptmri7t-">A.  Overall Means on Digital Modulations</text:span>
<text:bookmark text:name="Q1-1-0"/>
</text:p>
      <!--  l. 71  -->
      <text:p text:style-name="First-line-indent">  Table <text:a xlink:href="#x1-31r1" xlink:type="simple">I<!--  tex4ht:ref: tab:overall   --></text:a>  reports  means  over  all  digital  cells  (8  modulations  <!--  l. 71  --><draw:frame draw:name="mobj-5" draw:style-name="mml-inline" draw:z-index="0" text:anchor-type="as-char"><draw:object xlink:actuate="onLoad" xlink:href="./crc_experiment_ieee-m5" xlink:show="embed" xlink:type="simple"/></draw:frame> 2 SNR levels <!--  l. 72  --><draw:frame draw:name="mobj-6" draw:style-name="mml-inline" draw:z-index="0" text:anchor-type="as-char"><draw:object xlink:actuate="onLoad" xlink:href="./crc_experiment_ieee-m6" xlink:show="embed" xlink:type="simple"/></draw:frame> 4 scenarios).
</text:p>
      <!--  l. 74  -->
      <text:p text:style-name="First-line-indent">  </text:p>
      <text:section text:name="float">
        <text:bookmark text:name="x1-31r1"/>
        <text:span text:style-name="ptmr7t-x-x-80">TABLE</text:span>
        <text:span text:style-name="ptmr7t-x-x-80"> I</text:span>
        <text:line-break/>
        <text:span text:style-name="ptmrc7t-x-x-80">O<text:span text:style-name="small-caps">v</text:span><text:span text:style-name="small-caps">e</text:span><text:span text:style-name="small-caps">r</text:span><text:span text:style-name="small-caps">a</text:span><text:span text:style-name="small-caps">l</text:span><text:span text:style-name="small-caps">l</text:span> M<text:span text:style-name="small-caps">e</text:span><text:span text:style-name="small-caps">a</text:span><text:span text:style-name="small-caps">n</text:span><text:span text:style-name="small-caps">s</text:span> <text:span text:style-name="small-caps">o</text:span><text:span text:style-name="small-caps">n</text:span> D<text:span text:style-name="small-caps">i</text:span><text:span text:style-name="small-caps">g</text:span><text:span text:style-name="small-caps">i</text:span><text:span text:style-name="small-caps">t</text:span><text:span text:style-name="small-caps">a</text:span><text:span text:style-name="small-caps">l</text:span> M<text:span text:style-name="small-caps">o</text:span><text:span text:style-name="small-caps">d</text:span><text:span text:style-name="small-caps">u</text:span><text:span text:style-name="small-caps">l</text:span><text:span text:style-name="small-caps">a</text:span><text:span text:style-name="small-caps">t</text:span><text:span text:style-name="small-caps">i</text:span><text:span text:style-name="small-caps">o</text:span><text:span text:style-name="small-caps">n</text:span><text:span text:style-name="small-caps">s</text:span></text:span>
        <table:table table:style-name="tabular">
          <!--  table:table-column-group ???="TBL-1-1g"  -->
          <table:table-column table:style-name="TBL-1-1"/>
          <table:table-column table:style-name="TBL-1-2"/>
          <table:table-column table:style-name="TBL-1-3"/>
          <!--  /table:table-column-group  -->
          <table:table-row table:style-name="TBL-1-1-">
            <table:table-cell table:style-name="TBL-1-1-1">
              <text:p text:style-name="sty-11L">Scenario       </text:p>
            </table:table-cell>
            <table:table-cell table:style-name="TBL-1-1-2">
              <text:p text:style-name="sty-11C">AMC Acc (%)</text:p>
            </table:table-cell>
            <table:table-cell table:style-name="TBL-1-1-3">
              <text:p text:style-name="sty-11C">CRC Pass (%)</text:p>
            </table:table-cell>
          </table:table-row>
          <table:table-row table:style-name="TBL-1-2-">
            <table:table-cell table:style-name="TBL-1-2-1">
              <text:p text:style-name="sty-11L">Clean+Oracle</text:p>
            </table:table-cell>
            <table:table-cell table:style-name="TBL-1-2-2">
              <text:p text:style-name="sty-11C">        97.19        </text:p>
            </table:table-cell>
            <table:table-cell table:style-name="TBL-1-2-3">
              <text:p text:style-name="sty-11C">       63.62       </text:p>
            </table:table-cell>
          </table:table-row>
          <table:table-row table:style-name="TBL-1-3-">
            <table:table-cell table:style-name="TBL-1-3-1">
              <text:p text:style-name="sty-11L">Clean+AMC  </text:p>
            </table:table-cell>
            <table:table-cell table:style-name="TBL-1-3-2">
              <text:p text:style-name="sty-11C">        97.19        </text:p>
            </table:table-cell>
            <table:table-cell table:style-name="TBL-1-3-3">
              <text:p text:style-name="sty-11C">       62.12       </text:p>
            </table:table-cell>
          </table:table-row>
          <table:table-row table:style-name="TBL-1-4-">
            <table:table-cell table:style-name="TBL-1-4-1">
              <text:p text:style-name="sty-11L">Adv+Oracle  </text:p>
            </table:table-cell>
            <table:table-cell table:style-name="TBL-1-4-2">
              <text:p text:style-name="sty-11C">         4.65         </text:p>
            </table:table-cell>
            <table:table-cell table:style-name="TBL-1-4-3">
              <text:p text:style-name="sty-11C">       59.59       </text:p>
            </table:table-cell>
          </table:table-row>
          <table:table-row table:style-name="TBL-1-5-">
            <table:table-cell table:style-name="TBL-1-5-1">
              <text:p text:style-name="sty-11L">Adv+AMC    </text:p>
            </table:table-cell>
            <table:table-cell table:style-name="TBL-1-5-2">
              <text:p text:style-name="sty-11C">         4.65         </text:p>
            </table:table-cell>
            <table:table-cell table:style-name="TBL-1-5-3">
              <text:p text:style-name="sty-11C">        4.12        </text:p>
            </table:table-cell>
          </table:table-row>
          <table:table-row table:style-name="TBL-1-6-">
            <table:table-cell table:style-name="TBL-1-6-1">
              <text:p text:style-name="sty-11L">                      </text:p>
            </table:table-cell>
          </table:table-row>
        </table:table>
      </text:section>
      <!--  l. 90  -->
      <text:p text:style-name="First-line-indent">  CW collapses AMC (97.19% <!--  l. 90  --><draw:frame draw:name="mobj-7" draw:style-name="mml-inline" draw:z-index="0" text:anchor-type="as-char"><draw:object xlink:actuate="onLoad" xlink:href="./crc_experiment_ieee-m7" xlink:show="embed" xlink:type="simple"/></draw:frame> 4.65%).  However,  with  oracle  demodulation,  CRC  drops  only  moderately  (63.62%  <!--  l. 91  --><draw:frame draw:name="mobj-8" draw:style-name="mml-inline" draw:z-index="0" text:anchor-type="as-char"><draw:object xlink:actuate="onLoad" xlink:href="./crc_experiment_ieee-m8" xlink:show="embed" xlink:type="simple"/></draw:frame> 59.59%). CRC collapse occurs primarily in Adv+AMC.
<text:bookmark text:name="x1-32r2"/>
</text:p>
      <!--  l. 93  -->
      <text:p text:style-name="Text-body"><text:span text:style-name="ptmri7t-">B.  SNR-Stratified Means</text:span>
<text:bookmark text:name="Q1-1-1"/>
</text:p>
      <!--  l. 94  -->
      <text:p text:style-name="First-line-indent">  </text:p>
      <text:section text:name="float">
        <text:bookmark text:name="x1-33r2"/>
        <text:span text:style-name="ptmr7t-x-x-80">TABLE</text:span>
        <text:span text:style-name="ptmr7t-x-x-80"> II</text:span>
        <text:line-break/>
        <text:span text:style-name="ptmrc7t-x-x-80">SNR-S<text:span text:style-name="small-caps">t</text:span><text:span text:style-name="small-caps">r</text:span><text:span text:style-name="small-caps">a</text:span><text:span text:style-name="small-caps">t</text:span><text:span text:style-name="small-caps">i</text:span><text:span text:style-name="small-caps">fi</text:span><text:span text:style-name="small-caps">e</text:span><text:span text:style-name="small-caps">d</text:span> M<text:span text:style-name="small-caps">e</text:span><text:span text:style-name="small-caps">a</text:span><text:span text:style-name="small-caps">n</text:span><text:span text:style-name="small-caps">s</text:span> <text:span text:style-name="small-caps">o</text:span><text:span text:style-name="small-caps">n</text:span> D<text:span text:style-name="small-caps">i</text:span><text:span text:style-name="small-caps">g</text:span><text:span text:style-name="small-caps">i</text:span><text:span text:style-name="small-caps">t</text:span><text:span text:style-name="small-caps">a</text:span><text:span text:style-name="small-caps">l</text:span> M<text:span text:style-name="small-caps">o</text:span><text:span text:style-name="small-caps">d</text:span><text:span text:style-name="small-caps">u</text:span><text:span text:style-name="small-caps">l</text:span><text:span text:style-name="small-caps">a</text:span><text:span text:style-name="small-caps">t</text:span><text:span text:style-name="small-caps">i</text:span><text:span text:style-name="small-caps">o</text:span><text:span text:style-name="small-caps">n</text:span><text:span text:style-name="small-caps">s</text:span></text:span>
        <table:table table:style-name="tabular">
          <!--  table:table-column-group ???="TBL-2-1g"  -->
          <table:table-column table:style-name="TBL-2-1"/>
          <table:table-column table:style-name="TBL-2-2"/>
          <table:table-column table:style-name="TBL-2-3"/>
          <!--  /table:table-column-group  -->
          <table:table-row table:style-name="TBL-2-1-">
            <table:table-cell table:style-name="TBL-2-1-1">
              <text:p text:style-name="sty-11L">Scenario (SNR)         </text:p>
            </table:table-cell>
            <table:table-cell table:style-name="TBL-2-1-2">
              <text:p text:style-name="sty-11C">AMC Acc (%)</text:p>
            </table:table-cell>
            <table:table-cell table:style-name="TBL-2-1-3">
              <text:p text:style-name="sty-11C">CRC Pass (%)</text:p>
            </table:table-cell>
          </table:table-row>
          <table:table-row table:style-name="TBL-2-2-">
            <table:table-cell table:style-name="TBL-2-2-1">
              <text:p text:style-name="sty-11L">Clean+Oracle (0 dB)  </text:p>
            </table:table-cell>
            <table:table-cell table:style-name="TBL-2-2-2">
              <text:p text:style-name="sty-11C">        96.28        </text:p>
            </table:table-cell>
            <table:table-cell table:style-name="TBL-2-2-3">
              <text:p text:style-name="sty-11C">       27.81       </text:p>
            </table:table-cell>
          </table:table-row>
          <table:table-row table:style-name="TBL-2-3-">
            <table:table-cell table:style-name="TBL-2-3-1">
              <text:p text:style-name="sty-11L">Clean+AMC (0 dB)    </text:p>
            </table:table-cell>
            <table:table-cell table:style-name="TBL-2-3-2">
              <text:p text:style-name="sty-11C">        96.28        </text:p>
            </table:table-cell>
            <table:table-cell table:style-name="TBL-2-3-3">
              <text:p text:style-name="sty-11C">       26.94       </text:p>
            </table:table-cell>
          </table:table-row>
          <table:table-row table:style-name="TBL-2-4-">
            <table:table-cell table:style-name="TBL-2-4-1">
              <text:p text:style-name="sty-11L">Adv+Oracle (0 dB)    </text:p>
            </table:table-cell>
            <table:table-cell table:style-name="TBL-2-4-2">
              <text:p text:style-name="sty-11C">         2.30         </text:p>
            </table:table-cell>
            <table:table-cell table:style-name="TBL-2-4-3">
              <text:p text:style-name="sty-11C">       25.94       </text:p>
            </table:table-cell>
          </table:table-row>
          <table:table-row table:style-name="TBL-2-5-">
            <table:table-cell table:style-name="TBL-2-5-1">
              <text:p text:style-name="sty-11L">Adv+AMC (0 dB)      </text:p>
            </table:table-cell>
            <table:table-cell table:style-name="TBL-2-5-2">
              <text:p text:style-name="sty-11C">         2.30         </text:p>
            </table:table-cell>
            <table:table-cell table:style-name="TBL-2-5-3">
              <text:p text:style-name="sty-11C">        0.44        </text:p>
            </table:table-cell>
          </table:table-row>
          <table:table-row table:style-name="TBL-2-6-">
            <table:table-cell table:style-name="TBL-2-6-1">
              <text:p text:style-name="sty-11L">Clean+Oracle (18 dB)</text:p>
            </table:table-cell>
            <table:table-cell table:style-name="TBL-2-6-2">
              <text:p text:style-name="sty-11C">        98.10        </text:p>
            </table:table-cell>
            <table:table-cell table:style-name="TBL-2-6-3">
              <text:p text:style-name="sty-11C">       99.44       </text:p>
            </table:table-cell>
          </table:table-row>
          <table:table-row table:style-name="TBL-2-7-">
            <table:table-cell table:style-name="TBL-2-7-1">
              <text:p text:style-name="sty-11L">Clean+AMC (18 dB)  </text:p>
            </table:table-cell>
            <table:table-cell table:style-name="TBL-2-7-2">
              <text:p text:style-name="sty-11C">        98.10        </text:p>
            </table:table-cell>
            <table:table-cell table:style-name="TBL-2-7-3">
              <text:p text:style-name="sty-11C">       97.31       </text:p>
            </table:table-cell>
          </table:table-row>
          <table:table-row table:style-name="TBL-2-8-">
            <table:table-cell table:style-name="TBL-2-8-1">
              <text:p text:style-name="sty-11L">Adv+Oracle (18 dB)  </text:p>
            </table:table-cell>
            <table:table-cell table:style-name="TBL-2-8-2">
              <text:p text:style-name="sty-11C">         7.00         </text:p>
            </table:table-cell>
            <table:table-cell table:style-name="TBL-2-8-3">
              <text:p text:style-name="sty-11C">       93.25       </text:p>
            </table:table-cell>
          </table:table-row>
          <table:table-row table:style-name="TBL-2-9-">
            <table:table-cell table:style-name="TBL-2-9-1">
              <text:p text:style-name="sty-11L">Adv+AMC (18 dB)    </text:p>
            </table:table-cell>
            <table:table-cell table:style-name="TBL-2-9-2">
              <text:p text:style-name="sty-11C">         7.00         </text:p>
            </table:table-cell>
            <table:table-cell table:style-name="TBL-2-9-3">
              <text:p text:style-name="sty-11C">        7.81        </text:p>
            </table:table-cell>
          </table:table-row>
          <table:table-row table:style-name="TBL-2-10-">
            <table:table-cell table:style-name="TBL-2-10-1">
              <text:p text:style-name="sty-11L">                                    </text:p>
            </table:table-cell>
          </table:table-row>
        </table:table>
      </text:section>
      <!--  l. 115  -->
      <text:p text:style-name="First-line-indent">  At 18 dB, the gap between Adv+Oracle and Adv+AMC CRC is 85.44 points (93.25% vs. 7.81%), highlighting the AMC-induced
error path.
<text:bookmark text:name="x1-34r3"/>
</text:p>
      <!--  l. 118  -->
      <text:p text:style-name="Text-body"><text:span text:style-name="ptmri7t-">C.  Per-Modulation CRC at 18 dB</text:span>
<text:bookmark text:name="Q1-1-2"/>
</text:p>
      <!--  l. 119  -->
      <text:p text:style-name="First-line-indent">  </text:p>
      <text:section text:name="float">
        <text:bookmark text:name="x1-35r3"/>
        <text:span text:style-name="ptmr7t-x-x-80">TABLE</text:span>
        <text:span text:style-name="ptmr7t-x-x-80"> III</text:span>
        <text:line-break/>
        <text:span text:style-name="ptmrc7t-x-x-80">CRC P<text:span text:style-name="small-caps">a</text:span><text:span text:style-name="small-caps">s</text:span><text:span text:style-name="small-caps">s</text:span> R<text:span text:style-name="small-caps">a</text:span><text:span text:style-name="small-caps">t</text:span><text:span text:style-name="small-caps">e</text:span> <text:span text:style-name="small-caps">a</text:span><text:span text:style-name="small-caps">t</text:span> 18 <text:span text:style-name="small-caps">d</text:span>B <text:span text:style-name="small-caps">b</text:span><text:span text:style-name="small-caps">y</text:span> M<text:span text:style-name="small-caps">o</text:span><text:span text:style-name="small-caps">d</text:span><text:span text:style-name="small-caps">u</text:span><text:span text:style-name="small-caps">l</text:span><text:span text:style-name="small-caps">a</text:span><text:span text:style-name="small-caps">t</text:span><text:span text:style-name="small-caps">i</text:span><text:span text:style-name="small-caps">o</text:span><text:span text:style-name="small-caps">n</text:span></text:span>
        <table:table table:style-name="tabular">
          <!--  table:table-column-group ???="TBL-3-1g"  -->
          <table:table-column table:style-name="TBL-3-1"/>
          <table:table-column table:style-name="TBL-3-2"/>
          <table:table-column table:style-name="TBL-3-3"/>
          <table:table-column table:style-name="TBL-3-4"/>
          <!--  /table:table-column-group  -->
          <table:table-row table:style-name="TBL-3-1-">
            <table:table-cell table:style-name="TBL-3-1-1">
              <text:p text:style-name="sty-11L">Modulation</text:p>
            </table:table-cell>
            <table:table-cell table:style-name="TBL-3-1-2">
              <text:p text:style-name="sty-11C">Clean+Oracle</text:p>
            </table:table-cell>
            <table:table-cell table:style-name="TBL-3-1-3">
              <text:p text:style-name="sty-11C">Adv+Oracle</text:p>
            </table:table-cell>
            <table:table-cell table:style-name="TBL-3-1-4">
              <text:p text:style-name="sty-11C">Adv+AMC</text:p>
            </table:table-cell>
          </table:table-row>
          <table:table-row table:style-name="TBL-3-2-">
            <table:table-cell table:style-name="TBL-3-2-1">
              <text:p text:style-name="sty-11L">BPSK          </text:p>
            </table:table-cell>
            <table:table-cell table:style-name="TBL-3-2-2">
              <text:p text:style-name="sty-11C">       100.0       </text:p>
            </table:table-cell>
            <table:table-cell table:style-name="TBL-3-2-3">
              <text:p text:style-name="sty-11C">     100.0     </text:p>
            </table:table-cell>
            <table:table-cell table:style-name="TBL-3-2-4">
              <text:p text:style-name="sty-11C">      39.0      </text:p>
            </table:table-cell>
          </table:table-row>
          <table:table-row table:style-name="TBL-3-3-">
            <table:table-cell table:style-name="TBL-3-3-1">
              <text:p text:style-name="sty-11L">QPSK          </text:p>
            </table:table-cell>
            <table:table-cell table:style-name="TBL-3-3-2">
              <text:p text:style-name="sty-11C">       100.0       </text:p>
            </table:table-cell>
            <table:table-cell table:style-name="TBL-3-3-3">
              <text:p text:style-name="sty-11C">     100.0     </text:p>
            </table:table-cell>
            <table:table-cell table:style-name="TBL-3-3-4">
              <text:p text:style-name="sty-11C">       1.5       </text:p>
            </table:table-cell>
          </table:table-row>
          <table:table-row table:style-name="TBL-3-4-">
            <table:table-cell table:style-name="TBL-3-4-1">
              <text:p text:style-name="sty-11L">8PSK           </text:p>
            </table:table-cell>
            <table:table-cell table:style-name="TBL-3-4-2">
              <text:p text:style-name="sty-11C">       100.0       </text:p>
            </table:table-cell>
            <table:table-cell table:style-name="TBL-3-4-3">
              <text:p text:style-name="sty-11C">     100.0     </text:p>
            </table:table-cell>
            <table:table-cell table:style-name="TBL-3-4-4">
              <text:p text:style-name="sty-11C">       0.5       </text:p>
            </table:table-cell>
          </table:table-row>
          <table:table-row table:style-name="TBL-3-5-">
            <table:table-cell table:style-name="TBL-3-5-1">
              <text:p text:style-name="sty-11L">QAM16       </text:p>
            </table:table-cell>
            <table:table-cell table:style-name="TBL-3-5-2">
              <text:p text:style-name="sty-11C">       100.0       </text:p>
            </table:table-cell>
            <table:table-cell table:style-name="TBL-3-5-3">
              <text:p text:style-name="sty-11C">      99.5      </text:p>
            </table:table-cell>
            <table:table-cell table:style-name="TBL-3-5-4">
              <text:p text:style-name="sty-11C">       0.5       </text:p>
            </table:table-cell>
          </table:table-row>
          <table:table-row table:style-name="TBL-3-6-">
            <table:table-cell table:style-name="TBL-3-6-1">
              <text:p text:style-name="sty-11L">QAM64       </text:p>
            </table:table-cell>
            <table:table-cell table:style-name="TBL-3-6-2">
              <text:p text:style-name="sty-11C">        96.0        </text:p>
            </table:table-cell>
            <table:table-cell table:style-name="TBL-3-6-3">
              <text:p text:style-name="sty-11C">      76.0      </text:p>
            </table:table-cell>
            <table:table-cell table:style-name="TBL-3-6-4">
              <text:p text:style-name="sty-11C">       0.5       </text:p>
            </table:table-cell>
          </table:table-row>
          <table:table-row table:style-name="TBL-3-7-">
            <table:table-cell table:style-name="TBL-3-7-1">
              <text:p text:style-name="sty-11L">PAM4          </text:p>
            </table:table-cell>
            <table:table-cell table:style-name="TBL-3-7-2">
              <text:p text:style-name="sty-11C">       100.0       </text:p>
            </table:table-cell>
            <table:table-cell table:style-name="TBL-3-7-3">
              <text:p text:style-name="sty-11C">      71.0      </text:p>
            </table:table-cell>
            <table:table-cell table:style-name="TBL-3-7-4">
              <text:p text:style-name="sty-11C">       2.0       </text:p>
            </table:table-cell>
          </table:table-row>
          <table:table-row table:style-name="TBL-3-8-">
            <table:table-cell table:style-name="TBL-3-8-1">
              <text:p text:style-name="sty-11L">CPFSK        </text:p>
            </table:table-cell>
            <table:table-cell table:style-name="TBL-3-8-2">
              <text:p text:style-name="sty-11C">       100.0       </text:p>
            </table:table-cell>
            <table:table-cell table:style-name="TBL-3-8-3">
              <text:p text:style-name="sty-11C">     100.0     </text:p>
            </table:table-cell>
            <table:table-cell table:style-name="TBL-3-8-4">
              <text:p text:style-name="sty-11C">      18.5      </text:p>
            </table:table-cell>
          </table:table-row>
          <table:table-row table:style-name="TBL-3-9-">
            <table:table-cell table:style-name="TBL-3-9-1">
              <text:p text:style-name="sty-11L">GFSK          </text:p>
            </table:table-cell>
            <table:table-cell table:style-name="TBL-3-9-2">
              <text:p text:style-name="sty-11C">        99.5        </text:p>
            </table:table-cell>
            <table:table-cell table:style-name="TBL-3-9-3">
              <text:p text:style-name="sty-11C">      99.5      </text:p>
            </table:table-cell>
            <table:table-cell table:style-name="TBL-3-9-4">
              <text:p text:style-name="sty-11C">       0.0       </text:p>
            </table:table-cell>
          </table:table-row>
          <table:table-row table:style-name="TBL-3-10-">
            <table:table-cell table:style-name="TBL-3-10-1">
              <text:p text:style-name="sty-11L">                    </text:p>
            </table:table-cell>
          </table:table-row>
        </table:table>
      </text:section>
      <!--  l. 139  -->
      <text:p text:style-name="First-line-indent">  In 13 out of 16 digital cells, the Clean+Oracle and Adv+Oracle CRC difference is within 2 percentage points. In contrast, 14 out of
16 cells have Adv+AMC CRC at or below 5%.
<text:bookmark text:name="x1-36r5"/>
</text:p>
      <!--  l. 142  -->
      <text:p text:style-name="Text-body"><text:span text:style-name="ptmrc7t-">V.  D<text:span text:style-name="small-caps">i</text:span><text:span text:style-name="small-caps">s</text:span><text:span text:style-name="small-caps">c</text:span><text:span text:style-name="small-caps">u</text:span><text:span text:style-name="small-caps">s</text:span><text:span text:style-name="small-caps">s</text:span><text:span text:style-name="small-caps">i</text:span><text:span text:style-name="small-caps">o</text:span><text:span text:style-name="small-caps">n</text:span></text:span>
<text:bookmark text:name="Q1-1-3"/>
</text:p>
      <!--  l. 143  -->
      <text:p text:style-name="First-line-indent">
<text:bookmark text:name="x1-37r1"/>
</text:p>
      <!--  l. 143  -->
      <text:p text:style-name="Text-body"><text:span text:style-name="ptmri7t-">A.  Primary Failure Mechanism</text:span>
<text:bookmark text:name="Q1-1-3"/>
</text:p>
      <!--  l. 144  -->
      <text:p text:style-name="First-line-indent">  The dominant path is not always direct waveform destruction. Instead, the main mechanism is: CW causes AMC misclassification,
then the receiver selects the wrong demodulator, leading to CRC failure.
</text:p>
      <!--  l. 148  -->
      <text:p text:style-name="First-line-indent">
<text:bookmark text:name="x1-38r2"/>
</text:p>
      <!--  l. 148  -->
      <text:p text:style-name="Text-body"><text:span text:style-name="ptmri7t-">B.  Why 18 dB Is More Diagnostic</text:span>
<text:bookmark text:name="Q1-1-3"/>
</text:p>
      <!--  l. 149  -->
      <text:p text:style-name="First-line-indent">  At 0 dB, several modulations already have low clean CRC baselines, which mixes channel-limited errors with attack-induced errors.
At 18 dB, clean baselines are near saturation, so attack effects are easier to isolate.
</text:p>
      <!--  l. 153  -->
      <text:p text:style-name="First-line-indent">
<text:bookmark text:name="x1-39r3"/>
</text:p>
      <!--  l. 153  -->
      <text:p text:style-name="Text-body"><text:span text:style-name="ptmri7t-">C.  Modulation-Specific Sensitivity</text:span>
<text:bookmark text:name="Q1-1-3"/>
</text:p>
      <!--  l. 154  -->
      <text:p text:style-name="First-line-indent">  QAM64 and PAM4 show notable Adv+Oracle drops (96.0% to 76.0%, and 100.0% to 71.0%, respectively), suggesting direct
sensitivity beyond classification errors.
</text:p>
      <!--  l. 157  -->
      <text:p text:style-name="First-line-indent">
<text:bookmark text:name="x1-40r6"/>
</text:p>
      <!--  l. 157  -->
      <text:p text:style-name="Text-body"><text:span text:style-name="ptmrc7t-">VI.  T<text:span text:style-name="small-caps">h</text:span><text:span text:style-name="small-caps">r</text:span><text:span text:style-name="small-caps">e</text:span><text:span text:style-name="small-caps">a</text:span><text:span text:style-name="small-caps">t</text:span><text:span text:style-name="small-caps">s</text:span> <text:span text:style-name="small-caps">t</text:span><text:span text:style-name="small-caps">o</text:span> V<text:span text:style-name="small-caps">a</text:span><text:span text:style-name="small-caps">l</text:span><text:span text:style-name="small-caps">i</text:span><text:span text:style-name="small-caps">d</text:span><text:span text:style-name="small-caps">i</text:span><text:span text:style-name="small-caps">t</text:span><text:span text:style-name="small-caps">y</text:span></text:span>
<text:bookmark text:name="Q1-1-3"/>
</text:p>
      <!--  l. 159  -->
      <text:p text:style-name="First-line-indent">
     </text:p>
      <text:list text:style-name="Enumerate">
        <text:list-item>
          <text:p text:style-name="Inside-enumerate">The  study  is  transfer-based:  perturbations  are  generated  on  Track  A  real  data  and  applied  to  Track  B  synthetic  bursts.
     Conclusions are about transferability, not full real link attacks.
     </text:p>
        </text:list-item>
        <text:list-item>
          <text:p text:style-name="Inside-enumerate">Clean+AMC  and  Adv+AMC  in  Track  B  are  distribution-driven  simulations  based  on  Track  A  AMC  behavior,  not
     per-sample AMC inference on synthetic bursts.
     </text:p>
        </text:list-item>
        <text:list-item>
          <text:p text:style-name="Inside-enumerate">The CSV artifact does not fully encode all CW hyperparameters used at runtime unless captured in command logs.
     </text:p>
        </text:list-item>
        <text:list-item>
          <text:p text:style-name="Inside-enumerate">Analog      modulations      (WBFM,      AM-DSB,      AM-SSB)      are      reported      without      CRC      metrics      (<!--  l. 165  --><draw:frame draw:name="mobj-9" draw:style-name="mml-inline" draw:z-index="0" text:anchor-type="as-char"><draw:object xlink:actuate="onLoad" xlink:href="./crc_experiment_ieee-m9" xlink:show="embed" xlink:type="simple"/></draw:frame>).</text:p>
        </text:list-item>
      </text:list>
      <!--  l. 168  -->
      <text:p text:style-name="First-line-indent">
<text:bookmark text:name="x1-45r7"/>
</text:p>
      <!--  l. 168  -->
      <text:p text:style-name="Text-body"><text:span text:style-name="ptmrc7t-">VII.  C<text:span text:style-name="small-caps">o</text:span><text:span text:style-name="small-caps">n</text:span><text:span text:style-name="small-caps">c</text:span><text:span text:style-name="small-caps">l</text:span><text:span text:style-name="small-caps">u</text:span><text:span text:style-name="small-caps">s</text:span><text:span text:style-name="small-caps">i</text:span><text:span text:style-name="small-caps">o</text:span><text:span text:style-name="small-caps">n</text:span></text:span>
<text:bookmark text:name="Q1-1-3"/>
</text:p>
      <!--  l. 169  -->
      <text:p text:style-name="First-line-indent">  Under the evaluated setup, CW nearly disables AMC, and CRC collapse is mainly realized through the AMC-dependent
demodulation path. This identifies a practical system risk: classification robustness is not an isolated objective but a direct reliability
dependency for link integrity.
</text:p>
      <!--  l. 173  -->
      <text:p text:style-name="First-line-indent">
</text:p>
      <!--  l. 173  -->
      <text:p text:style-name="Text-body"><text:span text:style-name="ptmrc7t-">A<text:span text:style-name="small-caps">r</text:span><text:span text:style-name="small-caps">t</text:span><text:span text:style-name="small-caps">i</text:span><text:span text:style-name="small-caps">f</text:span><text:span text:style-name="small-caps">a</text:span><text:span text:style-name="small-caps">c</text:span><text:span text:style-name="small-caps">t</text:span> <text:span text:style-name="small-caps">a</text:span><text:span text:style-name="small-caps">n</text:span><text:span text:style-name="small-caps">d</text:span> R<text:span text:style-name="small-caps">e</text:span><text:span text:style-name="small-caps">p</text:span><text:span text:style-name="small-caps">r</text:span><text:span text:style-name="small-caps">o</text:span><text:span text:style-name="small-caps">d</text:span><text:span text:style-name="small-caps">u</text:span><text:span text:style-name="small-caps">c</text:span><text:span text:style-name="small-caps">i</text:span><text:span text:style-name="small-caps">b</text:span><text:span text:style-name="small-caps">i</text:span><text:span text:style-name="small-caps">l</text:span><text:span text:style-name="small-caps">i</text:span><text:span text:style-name="small-caps">t</text:span><text:span text:style-name="small-caps">y</text:span></text:span>
</text:p>
      <!--  l. 174  -->
      <text:p text:style-name="First-line-indent">  All numeric results in this paper come from <text:span text:style-name="texttt"><text:span text:style-name="pcrr7t-">crc</text:span><text:span text:style-name="pcrr7t-">_experiment</text:span><text:span text:style-name="pcrr7t-">_results/crc</text:span><text:span text:style-name="pcrr7t-">_vs</text:span><text:span text:style-name="pcrr7t-">_amc.csv</text:span></text:span>. A baseline reproduction
command is:
  </text:p>
      <!--  l. 176  -->
      <text:p text:style-name="Preformatted-Text">
python<text:s/>crc_experiment.py<text:s/>--ckpt_path<text:s/>./checkpoint<text:s/>' 
<text:line-break/><text:s/><text:s/>--output_dir<text:s/>./crc_experiment_results
</text:p>
      <!--  l. 180  -->
      <text:p text:style-name="First-line-indent">  For exact reproducibility, explicitly set and record <text:span text:style-name="texttt"><text:span text:style-name="pcrr7t-">--n</text:span><text:span text:style-name="pcrr7t-">_bursts</text:span></text:span>, <text:span text:style-name="texttt"><text:span text:style-name="pcrr7t-">--cw</text:span><text:span text:style-name="pcrr7t-">_c</text:span></text:span>, <text:span text:style-name="texttt"><text:span text:style-name="pcrr7t-">--cw</text:span><text:span text:style-name="pcrr7t-">_steps</text:span></text:span>, <text:span text:style-name="texttt"><text:span text:style-name="pcrr7t-">--seed</text:span></text:span>, and <text:span text:style-name="texttt"><text:span text:style-name="pcrr7t-">--ta</text:span><text:span text:style-name="pcrr7t-">_box</text:span></text:span>.
</text:p>
      <!--  l. 1  -->
      <text:p text:style-name="First-line-indent">
</text:p>
      <!--  l. 1  -->
      <text:p text:style-name="Text-body"><text:span text:style-name="ptmrc7t-">R<text:span text:style-name="small-caps">e</text:span><text:span text:style-name="small-caps">f</text:span><text:span text:style-name="small-caps">e</text:span><text:span text:style-name="small-caps">r</text:span><text:span text:style-name="small-caps">e</text:span><text:span text:style-name="small-caps">n</text:span><text:span text:style-name="small-caps">c</text:span><text:span text:style-name="small-caps">e</text:span><text:span text:style-name="small-caps">s</text:span></text:span>
<text:bookmark text:name="Q1-1-3"/>
</text:p>
      <!--  l. 1  -->
      <text:p text:style-name="First-line-indent">
 <text:span text:style-name="ptmr7t-x-x-80">[1]</text:span> <text:span text:style-name="ptmr7t-x-x-80">Xcarlini2017N. Carlini and D. Wagner, “Towards Evaluating the Robustness of Neural Networks,” in </text:span><text:span text:style-name="Emphasis"><text:span text:style-name="ptmri7t-x-x-80">Proc. IEEE Symposium on Security and Privacy</text:span></text:span><text:span text:style-name="ptmr7t-x-x-80">,</text:span>
   <text:span text:style-name="ptmr7t-x-x-80">2017, pp. 39–57.</text:span>
 <text:span text:style-name="ptmr7t-x-x-80">[2]</text:span> <text:span text:style-name="ptmr7t-x-x-80">Xoshea2016T. J. O’Shea, J. Corgan, and T. C. Clancy, “Convolutional Radio Modulation Recognition Networks,” in </text:span><text:span text:style-name="Emphasis"><text:span text:style-name="ptmri7t-x-x-80">Proc. International Conference on</text:span>
   <text:span text:style-name="ptmri7t-x-x-80">Engineering Applications of Neural Networks</text:span></text:span><text:span text:style-name="ptmr7t-x-x-80">, 2016.</text:span>
 <text:span text:style-name="ptmr7t-x-x-80">[3]</text:span> <text:span text:style-name="ptmr7t-x-x-80">Xdeepsig2016DeepSig, “RadioML 2016.10A Dataset,” 2016. [Online]. Available: </text:span><text:a xlink:href="https://www.deepsig.ai/datasets" xlink:type="simple"><text:span text:style-name="ptmr7t-x-x-80">https://www.deepsig.ai/datasets</text:span></text:a>
 <text:span text:style-name="ptmr7t-x-x-80">[4]</text:span> <text:span text:style-name="ptmr7t-x-x-80">Xrepoadversarial-rf project, “AWN and adversarial RF experiments,” repository artifact, 2026.</text:span>

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sty-11L" style:family="paragraph" style:parent-style-name="Standard">
      <style:paragraph-properties fo:padding-left="0.17cm" fo:padding-right="0.17cm" fo:wrap-option="no-wrap" fo:text-align="start" style:justify-single-word="false"/>
    </style:style>
    <style:style style:name="sty-11C" style:family="paragraph" style:parent-style-name="Standard">
      <style:paragraph-properties fo:padding-left="0.17cm" fo:padding-right="0.17cm" fo:wrap-option="no-wrap" fo:text-align="center" style:justify-single-word="false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crc_experiment_ieee.tex, options: xhtml,charset=utf-8,ooffice,html,refcaption 
(http://www.cse.ohio-state.edu/~gurari/TeX4ht/)  
</meta:initial-creator>
    <meta:generator>TeX4ht from crc_experiment_ieee.tex, options: xhtml,charset=utf-8,ooffice,html,refcaption 
(http://www.cse.ohio-state.edu/~gurari/TeX4ht/)  
</meta:generator>
  </office:meta>
</office:document-meta>
</file>

<file path=crc_experiment_ieee-m2/content.xml><?xml version="1.0" encoding="utf-8"?>
<!DOCTYPE math  PUBLIC '-//W3C//DTD MathML 2.0//EN'  'http://www.w3.org/Math/DTD/mathml2/mathml2.dtd'>
<!--  crc_experiment_ieee-m2 by TeX4ht from crc_experiment_ieee.tex line 31 2021-12-09-13:21 
(http://www.cse.ohio-state.edu/~gurari/TeX4ht/)  -->
<math xmlns:xlink="http://www.w3.org/1999/xlink" xmlns="http://www.w3.org/1998/Math/MathML">
  <mrow>
    <mstyle href="#x2-11r1" id="x2-11r1"/>
    <!-- endlabel
 -->
    <msub>
      <mrow>
        <mo stretchy="false">x</mo>
      </mrow>
      <mrow>
        <mstyle>
          <mtext>adv,synth</mtext>
        </mstyle>
      </mrow>
    </msub>
    <mo>=</mo>
    <msub>
      <mrow>
        <mi>x</mi>
      </mrow>
      <mrow>
        <mstyle>
          <mtext>synth</mtext>
        </mstyle>
      </mrow>
    </msub>
    <mo>+</mo>
    <msub>
      <mrow>
        <mi>δ</mi>
      </mrow>
      <mrow>
        <mstyle>
          <mtext>real</mtext>
        </mstyle>
      </mrow>
    </msub>
    <mo>,</mo>
  </mrow>
</math>
</file>

<file path=crc_experiment_ieee-m3/content.xml><?xml version="1.0" encoding="utf-8"?>
<!DOCTYPE math  PUBLIC '-//W3C//DTD MathML 2.0//EN'  'http://www.w3.org/Math/DTD/mathml2/mathml2.dtd'>
<!--  crc_experiment_ieee-m3 by TeX4ht from crc_experiment_ieee.tex line 34 2021-12-09-13:21 
(http://www.cse.ohio-state.edu/~gurari/TeX4ht/)  -->
<math xmlns:xlink="http://www.w3.org/1999/xlink" xmlns="http://www.w3.org/1998/Math/MathML">
  <mrow>
    <msub>
      <mrow>
        <mi>δ</mi>
      </mrow>
      <mrow>
        <mstyle>
          <mtext>real</mtext>
        </mstyle>
      </mrow>
    </msub>
    <mo>=</mo>
    <msub>
      <mrow>
        <mi>x</mi>
      </mrow>
      <mrow>
        <mstyle>
          <mtext>adv,real</mtext>
        </mstyle>
      </mrow>
    </msub>
    <mo>−</mo>
    <msub>
      <mrow>
        <mi>x</mi>
      </mrow>
      <mrow>
        <mstyle>
          <mtext>real</mtext>
        </mstyle>
      </mrow>
    </msub>
  </mrow>
</math>
</file>

<file path=crc_experiment_ieee-m4/content.xml><?xml version="1.0" encoding="utf-8"?>
<!DOCTYPE math  PUBLIC '-//W3C//DTD MathML 2.0//EN'  'http://www.w3.org/Math/DTD/mathml2/mathml2.dtd'>
<!--  crc_experiment_ieee-m4 by TeX4ht from crc_experiment_ieee.tex line 65 2021-12-09-13:21 
(http://www.cse.ohio-state.edu/~gurari/TeX4ht/)  -->
<math xmlns:xlink="http://www.w3.org/1999/xlink" xmlns="http://www.w3.org/1998/Math/MathML">
  <mrow>
    <mi>n</mi>
    <mo>=</mo>
    <mn>200</mn>
  </mrow>
</math>
</file>

<file path=crc_experiment_ieee-m5/content.xml><?xml version="1.0" encoding="utf-8"?>
<!DOCTYPE math  PUBLIC '-//W3C//DTD MathML 2.0//EN'  'http://www.w3.org/Math/DTD/mathml2/mathml2.dtd'>
<!--  crc_experiment_ieee-m5 by TeX4ht from crc_experiment_ieee.tex line 71 2021-12-09-13:21 
(http://www.cse.ohio-state.edu/~gurari/TeX4ht/)  -->
<math xmlns:xlink="http://www.w3.org/1999/xlink" xmlns="http://www.w3.org/1998/Math/MathML">
  <mo>×</mo>
</math>
</file>

<file path=crc_experiment_ieee-m6/content.xml><?xml version="1.0" encoding="utf-8"?>
<!DOCTYPE math  PUBLIC '-//W3C//DTD MathML 2.0//EN'  'http://www.w3.org/Math/DTD/mathml2/mathml2.dtd'>
<!--  crc_experiment_ieee-m6 by TeX4ht from crc_experiment_ieee.tex line 72 2021-12-09-13:21 
(http://www.cse.ohio-state.edu/~gurari/TeX4ht/)  -->
<math xmlns:xlink="http://www.w3.org/1999/xlink" xmlns="http://www.w3.org/1998/Math/MathML">
  <mo>×</mo>
</math>
</file>

<file path=crc_experiment_ieee-m7/content.xml><?xml version="1.0" encoding="utf-8"?>
<!DOCTYPE math  PUBLIC '-//W3C//DTD MathML 2.0//EN'  'http://www.w3.org/Math/DTD/mathml2/mathml2.dtd'>
<!--  crc_experiment_ieee-m7 by TeX4ht from crc_experiment_ieee.tex line 90 2021-12-09-13:21 
(http://www.cse.ohio-state.edu/~gurari/TeX4ht/)  -->
<math xmlns:xlink="http://www.w3.org/1999/xlink" xmlns="http://www.w3.org/1998/Math/MathML">
  <mrow>
    <mo>→</mo>
  </mrow>
</math>
</file>

<file path=crc_experiment_ieee-m8/content.xml><?xml version="1.0" encoding="utf-8"?>
<!DOCTYPE math  PUBLIC '-//W3C//DTD MathML 2.0//EN'  'http://www.w3.org/Math/DTD/mathml2/mathml2.dtd'>
<!--  crc_experiment_ieee-m8 by TeX4ht from crc_experiment_ieee.tex line 91 2021-12-09-13:21 
(http://www.cse.ohio-state.edu/~gurari/TeX4ht/)  -->
<math xmlns:xlink="http://www.w3.org/1999/xlink" xmlns="http://www.w3.org/1998/Math/MathML">
  <mrow>
    <mo>→</mo>
  </mrow>
</math>
</file>

<file path=crc_experiment_ieee-m9/content.xml><?xml version="1.0" encoding="utf-8"?>
<!DOCTYPE math  PUBLIC '-//W3C//DTD MathML 2.0//EN'  'http://www.w3.org/Math/DTD/mathml2/mathml2.dtd'>
<!--  crc_experiment_ieee-m9 by TeX4ht from crc_experiment_ieee.tex line 165 2021-12-09-13:21 
(http://www.cse.ohio-state.edu/~gurari/TeX4ht/)  -->
<math xmlns:xlink="http://www.w3.org/1999/xlink" xmlns="http://www.w3.org/1998/Math/MathML">
  <mrow>
    <mi>n</mi>
    <mo>=</mo>
    <mn>0</mn>
  </mrow>
</math>
</file>